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E00000010A4F38A8CC1626D2FB.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rsid="00000f0c" officeooo:paragraph-rsid="00000f0c"/>
    </style:style>
    <style:style style:name="P2" style:family="paragraph" style:parent-style-name="Standard">
      <style:paragraph-properties fo:line-height="150%" fo:text-align="center" style:justify-single-word="false"/>
      <style:text-properties style:font-name="Arial" fo:font-size="16pt" fo:font-weight="bold" officeooo:rsid="00027745" fo:background-color="transparent" style:font-size-asian="14pt" style:font-weight-asian="bold" style:font-size-complex="16pt" style:font-weight-complex="bold" loext:shadow="none"/>
    </style:style>
    <style:style style:name="P3" style:family="paragraph" style:parent-style-name="Standard">
      <style:paragraph-properties fo:line-height="150%" fo:text-align="justify" style:justify-single-word="false"/>
      <style:text-properties style:font-name="Arial" fo:font-size="12pt" fo:font-weight="bold" officeooo:rsid="0000f2c7" fo:background-color="transparent" style:font-size-asian="10.5pt" style:font-weight-asian="bold" style:font-size-complex="12pt" style:font-weight-complex="bold" loext:shadow="none"/>
    </style:style>
    <style:style style:name="P4" style:family="paragraph" style:parent-style-name="Standard">
      <style:paragraph-properties fo:line-height="150%" fo:text-align="justify" style:justify-single-word="false"/>
      <style:text-properties style:font-name="Arial" fo:background-color="transparent" style:font-size-asian="10.5pt" loext:shadow="none"/>
    </style:style>
    <style:style style:name="P5" style:family="paragraph" style:parent-style-name="Standard">
      <style:paragraph-properties fo:line-height="150%" fo:text-align="center" style:justify-single-word="false"/>
      <style:text-properties style:font-name="Arial" fo:font-size="14pt" fo:font-weight="bold" officeooo:rsid="0003b7b0" officeooo:paragraph-rsid="0003b7b0" fo:background-color="transparent" style:font-size-asian="12.25pt" style:font-weight-asian="bold" style:font-size-complex="14pt" style:font-weight-complex="bold" loext:shadow="none"/>
    </style:style>
    <style:style style:name="P6" style:family="paragraph" style:parent-style-name="Standard">
      <style:paragraph-properties fo:line-height="150%" fo:text-align="center" style:justify-single-word="false"/>
      <style:text-properties style:font-name="Arial" fo:font-weight="bold" officeooo:rsid="0003b7b0" officeooo:paragraph-rsid="0003b7b0" fo:background-color="transparent" style:font-size-asian="10.5pt" style:font-weight-asian="bold" style:font-weight-complex="bold" loext:shadow="none"/>
    </style:style>
    <style:style style:name="P7" style:family="paragraph" style:parent-style-name="Standard">
      <style:paragraph-properties fo:line-height="150%" fo:text-align="justify" style:justify-single-word="false"/>
      <style:text-properties style:font-name="Arial" fo:font-weight="normal" officeooo:rsid="0003b7b0" officeooo:paragraph-rsid="0003b7b0" fo:background-color="transparent" style:font-size-asian="10.5pt" style:font-weight-asian="normal" style:font-weight-complex="normal" loext:shadow="none"/>
    </style:style>
    <style:style style:name="P8" style:family="paragraph" style:parent-style-name="Standard" style:list-style-name="L1">
      <style:paragraph-properties fo:line-height="150%" fo:text-align="justify" style:justify-single-word="false"/>
      <style:text-properties style:font-name="Arial" fo:font-weight="normal" officeooo:rsid="0003b7b0" officeooo:paragraph-rsid="0003b7b0" fo:background-color="transparent" style:font-size-asian="10.5pt" style:font-weight-asian="normal" style:font-weight-complex="normal" loext:shadow="none"/>
    </style:style>
    <style:style style:name="P9" style:family="paragraph" style:parent-style-name="Standard" style:list-style-name="L2">
      <style:paragraph-properties fo:line-height="150%" fo:text-align="start" style:justify-single-word="false"/>
      <style:text-properties style:font-name="Arial" fo:font-weight="normal" officeooo:rsid="0003b7b0" officeooo:paragraph-rsid="0003b7b0" fo:background-color="transparent" style:font-size-asian="10.5pt" style:font-weight-asian="normal" style:font-weight-complex="normal" loext:shadow="none"/>
    </style:style>
    <style:style style:name="P10" style:family="paragraph" style:parent-style-name="Standard" style:list-style-name="L2">
      <style:paragraph-properties fo:line-height="150%" fo:text-align="start" style:justify-single-word="false"/>
      <style:text-properties style:font-name="Arial" fo:font-weight="normal" officeooo:rsid="0003dad3" officeooo:paragraph-rsid="0003dad3" fo:background-color="transparent" style:font-size-asian="10.5pt" style:font-weight-asian="normal" style:font-weight-complex="normal" loext:shadow="none"/>
    </style:style>
    <style:style style:name="P11" style:family="paragraph" style:parent-style-name="Standard" style:list-style-name="L2">
      <style:paragraph-properties fo:line-height="150%" fo:text-align="start" style:justify-single-word="false"/>
      <style:text-properties officeooo:paragraph-rsid="0003dad3"/>
    </style:style>
    <style:style style:name="P12" style:family="paragraph" style:parent-style-name="Standard">
      <style:paragraph-properties fo:line-height="150%" fo:text-align="start" style:justify-single-word="false"/>
      <style:text-properties officeooo:paragraph-rsid="0003dad3"/>
    </style:style>
    <style:style style:name="P13" style:family="paragraph" style:parent-style-name="Standard">
      <style:paragraph-properties fo:line-height="150%" fo:text-align="center" style:justify-single-word="false"/>
      <style:text-properties fo:font-size="16pt" style:text-underline-style="none" fo:font-weight="bold" officeooo:rsid="0003dad3" officeooo:paragraph-rsid="0003dad3" style:font-size-asian="14pt" style:font-weight-asian="bold" style:font-size-complex="16pt" style:font-weight-complex="bold"/>
    </style:style>
    <style:style style:name="P14" style:family="paragraph" style:parent-style-name="Standard">
      <style:paragraph-properties fo:line-height="150%" fo:text-align="center" style:justify-single-word="false"/>
      <style:text-properties fo:font-size="14pt" style:text-underline-style="none" fo:font-weight="bold" officeooo:rsid="00054bd9" officeooo:paragraph-rsid="00054bd9" style:font-size-asian="12.25pt" style:font-weight-asian="bold" style:font-size-complex="14pt" style:font-weight-complex="bold"/>
    </style:style>
    <style:style style:name="P15" style:family="paragraph" style:parent-style-name="Standard" style:list-style-name="L4">
      <style:paragraph-properties fo:line-height="150%" fo:text-align="justify" style:justify-single-word="false"/>
      <style:text-properties fo:font-size="12pt" style:text-underline-style="none" fo:font-weight="bold" officeooo:rsid="000b3ee0" officeooo:paragraph-rsid="000b3ee0" style:font-size-asian="10.5pt" style:font-weight-asian="bold" style:font-size-complex="12pt" style:font-weight-complex="bold"/>
    </style:style>
    <style:style style:name="P16" style:family="paragraph" style:parent-style-name="Standard" style:list-style-name="L4">
      <style:paragraph-properties fo:line-height="150%" fo:text-align="justify" style:justify-single-word="false"/>
      <style:text-properties fo:font-size="12pt" style:text-underline-style="none" fo:font-weight="bold" officeooo:rsid="000bfa36" officeooo:paragraph-rsid="000bfa36" style:font-size-asian="10.5pt" style:font-weight-asian="bold" style:font-size-complex="12pt" style:font-weight-complex="bold"/>
    </style:style>
    <style:style style:name="P17" style:family="paragraph" style:parent-style-name="Standard">
      <style:paragraph-properties fo:line-height="150%" fo:text-align="justify" style:justify-single-word="false"/>
      <style:text-properties fo:font-size="12pt" style:text-underline-style="none" fo:font-weight="normal" officeooo:rsid="00054bd9" officeooo:paragraph-rsid="00054bd9" style:font-size-asian="10.5pt" style:font-weight-asian="normal" style:font-size-complex="12pt" style:font-weight-complex="normal"/>
    </style:style>
    <style:style style:name="P18" style:family="paragraph" style:parent-style-name="Standard" style:list-style-name="L3">
      <style:paragraph-properties fo:line-height="150%" fo:text-align="justify" style:justify-single-word="false"/>
      <style:text-properties fo:font-size="12pt" style:text-underline-style="none" fo:font-weight="normal" officeooo:rsid="000893d4" officeooo:paragraph-rsid="000893d4" style:font-size-asian="10.5pt" style:font-weight-asian="normal" style:font-size-complex="12pt" style:font-weight-complex="normal"/>
    </style:style>
    <style:style style:name="P19" style:family="paragraph" style:parent-style-name="Standard" style:list-style-name="L3">
      <style:paragraph-properties fo:line-height="150%" fo:text-align="justify" style:justify-single-word="false"/>
      <style:text-properties fo:font-size="12pt" style:text-underline-style="none" fo:font-weight="normal" officeooo:rsid="000946c0" officeooo:paragraph-rsid="000946c0" style:font-size-asian="10.5pt" style:font-weight-asian="normal" style:font-size-complex="12pt" style:font-weight-complex="normal"/>
    </style:style>
    <style:style style:name="P20" style:family="paragraph" style:parent-style-name="Standard" style:list-style-name="L3">
      <style:paragraph-properties fo:line-height="150%" fo:text-align="justify" style:justify-single-word="false"/>
      <style:text-properties fo:font-size="12pt" style:text-underline-style="none" fo:font-weight="normal" officeooo:rsid="000946c0" officeooo:paragraph-rsid="000bfa36" style:font-size-asian="10.5pt" style:font-weight-asian="normal" style:font-size-complex="12pt" style:font-weight-complex="normal"/>
    </style:style>
    <style:style style:name="P21" style:family="paragraph" style:parent-style-name="Standard" style:list-style-name="L3">
      <style:paragraph-properties fo:line-height="150%" fo:text-align="justify" style:justify-single-word="false"/>
      <style:text-properties fo:font-size="12pt" style:text-underline-style="none" fo:font-weight="normal" officeooo:rsid="000a3bcf" officeooo:paragraph-rsid="000a3bcf" style:font-size-asian="10.5pt" style:font-weight-asian="normal" style:font-size-complex="12pt" style:font-weight-complex="normal"/>
    </style:style>
    <style:style style:name="P22" style:family="paragraph" style:parent-style-name="Standard">
      <style:paragraph-properties fo:line-height="150%" fo:text-align="justify" style:justify-single-word="false"/>
      <style:text-properties fo:font-size="12pt" style:text-underline-style="none" fo:font-weight="normal" officeooo:rsid="000a3bcf" officeooo:paragraph-rsid="000a3bcf" style:font-size-asian="10.5pt" style:font-weight-asian="normal" style:font-size-complex="12pt" style:font-weight-complex="normal"/>
    </style:style>
    <style:style style:name="P23" style:family="paragraph" style:parent-style-name="Standard">
      <style:paragraph-properties fo:line-height="150%" fo:text-align="justify" style:justify-single-word="false"/>
      <style:text-properties fo:font-size="12pt" style:text-underline-style="none" fo:font-weight="normal" officeooo:rsid="000a3bcf" officeooo:paragraph-rsid="000b3ee0" style:font-size-asian="10.5pt" style:font-weight-asian="normal" style:font-size-complex="12pt" style:font-weight-complex="normal"/>
    </style:style>
    <style:style style:name="P24" style:family="paragraph" style:parent-style-name="Standard" style:list-style-name="L4">
      <style:paragraph-properties fo:line-height="150%" fo:text-align="justify" style:justify-single-word="false"/>
      <style:text-properties fo:font-size="12pt" style:text-underline-style="none" fo:font-weight="normal" officeooo:rsid="000b3ee0" officeooo:paragraph-rsid="000b3ee0" style:font-size-asian="10.5pt" style:font-weight-asian="normal" style:font-size-complex="12pt" style:font-weight-complex="normal"/>
    </style:style>
    <style:style style:name="P25" style:family="paragraph">
      <loext:graphic-properties draw:fill="none" draw:fill-color="#ffffff"/>
      <style:text-properties style:font-name="Arial1"/>
    </style:style>
    <style:style style:name="P26" style:family="paragraph">
      <loext:graphic-properties draw:fill="none" draw:fill-color="#ffffff"/>
      <style:paragraph-properties fo:text-align="end"/>
      <style:text-properties style:font-name="Arial1"/>
    </style:style>
    <style:style style:name="P27" style:family="paragraph">
      <style:paragraph-properties fo:text-align="end"/>
    </style:style>
    <style:style style:name="T1" style:family="text">
      <style:text-properties fo:font-size="12pt" fo:font-weight="bold" officeooo:rsid="0000f2c7" style:font-weight-asian="bold" style:font-size-complex="12pt" style:font-weight-complex="bold"/>
    </style:style>
    <style:style style:name="T2" style:family="text">
      <style:text-properties fo:font-size="12pt" fo:font-weight="normal" officeooo:rsid="0000f2c7" style:font-weight-asian="normal" style:font-size-complex="12pt" style:font-weight-complex="normal"/>
    </style:style>
    <style:style style:name="T3" style:family="text">
      <style:text-properties fo:font-size="12pt" fo:font-weight="normal" officeooo:rsid="00027745" style:font-weight-asian="normal" style:font-size-complex="12pt" style:font-weight-complex="normal"/>
    </style:style>
    <style:style style:name="T4" style:family="text">
      <style:text-properties fo:font-size="12pt" fo:font-style="italic" fo:font-weight="normal" officeooo:rsid="0000f2c7" style:font-style-asian="italic" style:font-weight-asian="normal" style:font-size-complex="12pt" style:font-style-complex="italic" style:font-weight-complex="normal"/>
    </style:style>
    <style:style style:name="T5" style:family="text">
      <style:text-properties fo:font-size="12pt" fo:font-style="italic" fo:font-weight="normal" officeooo:rsid="00027745" style:font-style-asian="italic" style:font-weight-asian="normal" style:font-size-complex="12pt" style:font-style-complex="italic" style:font-weight-complex="normal"/>
    </style:style>
    <style:style style:name="T6" style:family="text">
      <style:text-properties fo:font-size="12pt" fo:font-style="italic" fo:font-weight="bold" officeooo:rsid="0000f2c7" style:font-style-asian="italic" style:font-weight-asian="bold" style:font-size-complex="12pt" style:font-style-complex="italic" style:font-weight-complex="bold"/>
    </style:style>
    <style:style style:name="T7" style:family="text">
      <style:text-properties fo:font-size="12pt" fo:font-style="italic" style:text-underline-style="none" fo:font-weight="normal" officeooo:rsid="00027745" style:font-style-asian="italic" style:font-weight-asian="normal" style:font-size-complex="12pt" style:font-style-complex="italic" style:font-weight-complex="normal"/>
    </style:style>
    <style:style style:name="T8" style:family="text">
      <style:text-properties fo:font-size="12pt" fo:font-style="italic" style:text-underline-style="none" fo:font-weight="normal" officeooo:rsid="0003b7b0" style:font-style-asian="italic" style:font-weight-asian="normal" style:font-size-complex="12pt" style:font-style-complex="italic" style:font-weight-complex="normal"/>
    </style:style>
    <style:style style:name="T9" style:family="text">
      <style:text-properties fo:font-size="12pt" fo:font-style="normal" fo:font-weight="normal" officeooo:rsid="00027745" style:font-style-asian="normal" style:font-weight-asian="normal" style:font-size-complex="12pt" style:font-style-complex="normal" style:font-weight-complex="normal"/>
    </style:style>
    <style:style style:name="T10" style:family="text">
      <style:text-properties fo:font-size="12pt" fo:font-style="normal" fo:font-weight="normal" officeooo:rsid="0000f2c7"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0027745"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003b7b0"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bold" officeooo:rsid="0003b7b0" style:font-style-asian="normal" style:font-weight-asian="bold" style:font-size-complex="12pt" style:font-style-complex="normal" style:font-weight-complex="bold"/>
    </style:style>
    <style:style style:name="T14" style:family="text">
      <style:text-properties fo:font-size="12pt" fo:font-style="normal" style:text-underline-style="none" style:font-style-asian="normal" style:font-size-complex="12pt" style:font-style-complex="normal"/>
    </style:style>
    <style:style style:name="T15" style:family="text">
      <style:text-properties style:font-name="Arial" fo:font-size="12pt" fo:font-style="normal" style:text-underline-style="none" fo:font-weight="normal" officeooo:rsid="0003dad3" fo:background-color="transparent" loext:char-shading-value="0" style:font-size-asian="10.5pt" style:font-style-asian="normal" style:font-weight-asian="normal" style:font-size-complex="12pt" style:font-style-complex="normal" style:font-weight-complex="normal" loext:shadow="none"/>
    </style:style>
    <style:style style:name="T16" style:family="text">
      <style:text-properties style:font-name="Arial" fo:font-size="12pt" fo:font-style="normal" style:text-underline-style="solid" style:text-underline-width="auto" style:text-underline-color="font-color" fo:font-weight="normal" officeooo:rsid="0003dad3" fo:background-color="transparent" loext:char-shading-value="0" style:font-size-asian="10.5pt" style:font-style-asian="normal" style:font-weight-asian="normal" style:font-size-complex="12pt" style:font-style-complex="normal" style:font-weight-complex="normal" loext:shadow="none"/>
    </style:style>
    <style:style style:name="T17" style:family="text">
      <style:text-properties style:font-name="Arial" fo:font-size="12pt" fo:font-style="italic" style:text-underline-style="none" fo:font-weight="normal" officeooo:rsid="0003dad3" fo:background-color="transparent" loext:char-shading-value="0" style:font-size-asian="10.5pt" style:font-style-asian="italic" style:font-weight-asian="normal" style:font-size-complex="12pt" style:font-style-complex="italic" style:font-weight-complex="normal" loext:shadow="none"/>
    </style:style>
    <style:style style:name="T18" style:family="text">
      <style:text-properties style:font-name="Arial" fo:font-style="normal" fo:background-color="transparent" loext:char-shading-value="0" style:font-style-asian="normal" style:font-style-complex="normal" loext:shadow="none"/>
    </style:style>
    <style:style style:name="T19" style:family="text">
      <style:text-properties style:font-name="Arial" fo:font-style="normal" officeooo:rsid="00055b17" fo:background-color="transparent" loext:char-shading-value="0" style:font-style-asian="normal" style:font-style-complex="normal" loext:shadow="none"/>
    </style:style>
    <style:style style:name="T20" style:family="text">
      <style:text-properties style:font-name="Arial" fo:font-style="normal" officeooo:rsid="000893d4" fo:background-color="transparent" loext:char-shading-value="0" style:font-style-asian="normal" style:font-style-complex="normal" loext:shadow="none"/>
    </style:style>
    <style:style style:name="T21" style:family="text">
      <style:text-properties style:font-name="Arial" fo:font-style="normal" officeooo:rsid="000946c0" fo:background-color="transparent" loext:char-shading-value="0" style:font-style-asian="normal" style:font-style-complex="normal" loext:shadow="none"/>
    </style:style>
    <style:style style:name="T22" style:family="text">
      <style:text-properties style:font-name="Arial" fo:font-style="normal" officeooo:rsid="000b3ee0" fo:background-color="transparent" loext:char-shading-value="0" style:font-style-asian="normal" style:font-style-complex="normal" loext:shadow="none"/>
    </style:style>
    <style:style style:name="T23" style:family="text">
      <style:text-properties style:font-name="Arial" fo:font-style="normal" officeooo:rsid="000bfa36" fo:background-color="transparent" loext:char-shading-value="0" style:font-style-asian="normal" style:font-style-complex="normal" loext:shadow="none"/>
    </style:style>
    <style:style style:name="T24" style:family="text">
      <style:text-properties style:font-name="Arial" fo:font-style="normal" fo:font-weight="bold" officeooo:rsid="00055b17" fo:background-color="transparent" loext:char-shading-value="0" style:font-style-asian="normal" style:font-weight-asian="bold" style:font-style-complex="normal" style:font-weight-complex="bold" loext:shadow="none"/>
    </style:style>
    <style:style style:name="T25" style:family="text">
      <style:text-properties style:font-name="Arial" fo:font-style="normal" fo:font-weight="bold" fo:background-color="transparent" loext:char-shading-value="0" style:font-style-asian="normal" style:font-weight-asian="bold" style:font-style-complex="normal" style:font-weight-complex="bold" loext:shadow="none"/>
    </style:style>
    <style:style style:name="T26" style:family="text">
      <style:text-properties style:font-name="Arial" fo:font-style="normal" fo:font-weight="normal" fo:background-color="transparent" loext:char-shading-value="0" style:font-style-asian="normal" style:font-weight-asian="normal" style:font-style-complex="normal" style:font-weight-complex="normal" loext:shadow="none"/>
    </style:style>
    <style:style style:name="T27" style:family="text">
      <style:text-properties style:font-name="Arial" fo:font-style="normal" fo:font-weight="normal" officeooo:rsid="000bfa36" fo:background-color="transparent" loext:char-shading-value="0" style:font-style-asian="normal" style:font-weight-asian="normal" style:font-style-complex="normal" style:font-weight-complex="normal" loext:shadow="none"/>
    </style:style>
    <style:style style:name="T28" style:family="text">
      <style:text-properties style:font-name="Arial" fo:font-style="italic" officeooo:rsid="00055b17" fo:background-color="transparent" loext:char-shading-value="0" style:font-style-asian="italic" style:font-style-complex="italic" loext:shadow="none"/>
    </style:style>
    <style:style style:name="T29" style:family="text">
      <style:text-properties style:font-name="Arial1" officeooo:rsid="0003dad3"/>
    </style:style>
    <style:style style:name="T30" style:family="text">
      <style:text-properties style:font-name="Arial1"/>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éstamo</text:p>
      <text:p text:style-name="P5">Préstamo elegido</text:p>
      <text:p text:style-name="P3"/>
      <text:p text:style-name="P4"><text:span text:style-name="T1"><text:tab/></text:span><text:span text:style-name="T2">El </text:span><text:span text:style-name="T3">préstamo</text:span><text:span text:style-name="T2"> que la empresa </text:span><text:span text:style-name="T1">I.S.U.</text:span><text:span text:style-name="T2"> </text:span><text:span text:style-name="T4">(Insumos y Soporte al Usuario)</text:span><text:span text:style-name="T6"> </text:span><text:span text:style-name="T9">eligió</text:span><text:span text:style-name="T10"> es el </text:span><text:span text:style-name="T9">préstamo</text:span><text:span text:style-name="T10"> MyPES del BROU </text:span><text:span text:style-name="T4">(Banco de la República Ori</text:span><text:span text:style-name="T5">en</text:span><text:span text:style-name="T4">tal del Uruguay). </text:span><text:span text:style-name="T9">Este préstamo esta destinado a las </text:span><text:span text:style-name="T5">micro y pequeñas empresas, </text:span><text:span text:style-name="T11">estas son empresas industriales, comerciales o de prestación de servicios; para ser consideradas micro y pequeñas empresas, el monto de ventas anuales no debe superar los U.I. 2.000.000 </text:span><text:span text:style-name="T7">(Unidad Indexada). </text:span><text:span text:style-name="T12">Todos los </text:span><text:span text:style-name="T13">créditos</text:span><text:span text:style-name="T12"> del BROU dirigidos a </text:span><text:span text:style-name="T8">micro y pequeñas empresas</text:span><text:span text:style-name="T12"> se encuentran disponibles en la moneda que genera los ingresos.</text:span></text:p>
      <text:p text:style-name="P4"><text:span text:style-name="T12"/></text:p>
      <text:p text:style-name="P6"><text:span text:style-name="T14">Garantías y montos financiados</text:span></text:p>
      <text:p text:style-name="P6"><text:span text:style-name="T14"/></text:p>
      <text:p text:style-name="P7"><text:span text:style-name="T14"><text:tab/>El BROU solicita, para todos los productos de crédito dirigidos a micro y pequeñas empresas, las siguientes garantías en función del monto del préstamo:</text:span></text:p>
      <text:list xml:id="list1683282536854323715" text:style-name="L1">
        <text:list-item>
          <text:p text:style-name="P8"><text:span text:style-name="T14">Sola firma o Solidaria hasta U$S 15.000.- (con estado de responsabilidad con bienes inmuebles).</text:span></text:p>
        </text:list-item>
        <text:list-item>
          <text:p text:style-name="P8"><text:span text:style-name="T14">Garantía real (preferentemente hipoteca) de U$S 15.001.- en adelante.</text:span></text:p>
        </text:list-item>
      </text:list>
      <text:p text:style-name="P7"><text:span text:style-name="T14"/></text:p>
      <text:p text:style-name="P6"><text:span text:style-name="T14">Requisitos generales para operar a crédito</text:span></text:p>
      <text:p text:style-name="P6"><text:span text:style-name="T14"/></text:p>
      <text:list xml:id="list465749086904797094" text:style-name="L2">
        <text:list-item>
          <text:p text:style-name="P9"><text:span text:style-name="T14">Carta de solicitud de crédito, indicando monto a solicitar, plazo y destino del mismo</text:span></text:p>
        </text:list-item>
        <text:list-item>
          <text:p text:style-name="P9"><text:span text:style-name="T14">Tres últimos balances</text:span></text:p>
        </text:list-item>
        <text:list-item>
          <text:p text:style-name="P9"><text:span text:style-name="T14">Tres últimas declaraciones juradas fiscales</text:span></text:p>
        </text:list-item>
        <text:list-item>
          <text:p text:style-name="P10"><text:soft-page-break/><text:span text:style-name="T14">Estado de responsabilidad de los integrantes de la empresa (formulario proporcionado por el Banco). Si tienen bienes se requiere adjuntar la certificación notarial de los mismos</text:span></text:p>
        </text:list-item>
        <text:list-item>
          <text:p text:style-name="P10"><text:span text:style-name="T14">Certificados de DGI y BPS vigentes.</text:span></text:p>
        </text:list-item>
        <text:list-item>
          <text:p text:style-name="P10"><text:span text:style-name="T14">Original y fotocopia de Cédula de Identidad de los firmantes</text:span></text:p>
        </text:list-item>
        <text:list-item>
          <text:p text:style-name="P10"><text:span text:style-name="T14">Flujo de fondos por el período de vigencia de la operación (sólo para préstamos a más de 1 año)</text:span></text:p>
        </text:list-item>
        <text:list-item>
          <text:p text:style-name="P10"><text:span text:style-name="T14">Proyecto de inversión, en formulario proporcionado por el Banco. (Sólo en el caso de solicitar los productos Promypes o Mejora de la calidad)</text:span></text:p>
        </text:list-item>
        <text:list-item>
          <text:p text:style-name="P10"><text:span text:style-name="T14">Balance de inicio (sólo en el case de tratarse de una empresa que inicia actividad y solicita los productos Promypes o Mejora de la calidad)</text:span></text:p>
        </text:list-item>
        <text:list-item>
          <text:p text:style-name="P11"><text:span text:style-name="T15">Solicitud de créditos </text:span><text:span text:style-name="T17">(Anexo) </text:span><text:a xlink:type="simple" xlink:href="http://www.brou.com.uy/c/document_library/get_file?uuid=559b51e5-55cd-43c6-844e-5df39747b32a&amp;groupId=14410" text:style-name="Internet_20_link" text:visited-style-name="Visited_20_Internet_20_Link"><text:span text:style-name="T29">LINK SOLICITUD</text:span></text:a></text:p>
        </text:list-item>
        <text:list-item>
          <text:p text:style-name="P11"><text:span text:style-name="T15">Guía de presentación para estudio de factibilidad (Proyectos) </text:span><text:span text:style-name="T17">(Anexo) </text:span><text:a xlink:type="simple" xlink:href="http://www.brou.com.uy/c/document_library/get_file?uuid=fb34d48c-b4e0-4238-ac80-a4515febbbe2&amp;groupId=14410" text:style-name="Internet_20_link" text:visited-style-name="Visited_20_Internet_20_Link"><text:span text:style-name="T16">LINK SOLICITUD</text:span></text:a></text:p>
        </text:list-item>
      </text:list>
      <text:p text:style-name="P12"><text:span text:style-name="T16"/></text:p>
      <text:p text:style-name="P13"><text:span text:style-name="T18">Análisis del entorno relativo elegido</text:span></text:p>
      <text:p text:style-name="P14"><text:span text:style-name="T18">Descripción general del mercado</text:span></text:p>
      <text:p text:style-name="P17"><text:span text:style-name="T18"/></text:p>
      <text:p text:style-name="P17"><text:span text:style-name="T18"><text:tab/></text:span><text:span text:style-name="T19">Dado que la empresa </text:span><text:span text:style-name="T24">I.S.U. </text:span><text:span text:style-name="T28">(Insumos y Soporte al Usuario) </text:span><text:span text:style-name="T19">se dedica, a pesar de ser todos relacionados con la informática, </text:span><text:span text:style-name="T20">a </text:span><text:span text:style-name="T19">prestar distintos servicios, el alcance, tamaño, potencial, volumen de venta, clientes potenciales, <text:s/>sectores que abarca, sus competidores y proveedores varían acorde al servicio.</text:span></text:p>
      <text:p text:style-name="P17"><text:span text:style-name="T19"/></text:p>
      <text:p text:style-name="P17"><text:span text:style-name="T19"><text:tab/></text:span><text:span text:style-name="T20">Por un lado se encuentra la venta de insumos, servicio de reparación y cibercafé instalado en el local. </text:span></text:p>
      <text:list xml:id="list4695436413799654680" text:style-name="L3">
        <text:list-header>
          <text:p text:style-name="P18"><text:span text:style-name="T25"/></text:p>
        </text:list-header>
        <text:list-item>
          <text:p text:style-name="P18"><text:soft-page-break/><text:span text:style-name="T25">Alcance:</text:span><text:span text:style-name="T18"> Los locales de tipo “barrio” tienden a tener un alcance (geográficamente hablando) de barrio, su alcance es local, cubre una zona limitada. Este caso no es la excepción, la empresa </text:span><text:span text:style-name="T25">I.S.U. </text:span><text:span text:style-name="T18">no busca ser una tienda de ventas de insumos o cibercafé de renombre </text:span><text:span text:style-name="T21">(como lo es, por ejemplo: PCM, Banifox, HardPC)</text:span><text:span text:style-name="T18">, sino que busca poder financiar sus proyectos y lograr sustentabilidad a través de esto.</text:span></text:p>
        </text:list-item>
        <text:list-item>
          <text:p text:style-name="P19"><text:span text:style-name="T25">Tamaño:</text:span><text:span text:style-name="T18"> </text:span><text:span text:style-name="T23">El tamaño de este mercado no es muy grande a nivel local, a nivel mundial se presenta como un mercado de gran importancia. </text:span></text:p>
        </text:list-item>
        <text:list-item>
          <text:p text:style-name="P19"><text:span text:style-name="T25">Potencial:</text:span><text:span text:style-name="T18"> No se encuentra un gran potencial en este servicio, simplemente se espera que este presente un flujo de ingreso estable. Debido a la zona y servicio que se brinda, </text:span><text:span text:style-name="T25">I.S.U. </text:span><text:span text:style-name="T18">supone que sera de un funcionamiento común y corriente.</text:span></text:p>
        </text:list-item>
        <text:list-item>
          <text:p text:style-name="P20"><text:span text:style-name="T25">Volumen de venta: </text:span><text:span text:style-name="T18">Tomando en cuenta los puntos anteriores, se estima que al ser un servicio común y corriente que abarca o busca complacer las necesidades de una zona limitada a la ubicación del local, el volumen de venta no sera elevado, pero lo suficiente para permitir que la empresa funcione. Dado que </text:span><text:span text:style-name="T25">I.S.U. </text:span><text:span text:style-name="T18">espera que en este servicio el alcance sea local, no precisa de gran cantidad de espacio o inventarios para poder llevar a cabo su cometido.</text:span></text:p>
        </text:list-item>
        <text:list-item>
          <text:p text:style-name="P19"><text:span text:style-name="T25">Clientes potenciales:</text:span><text:span text:style-name="T18"> Dado que la empresa </text:span><text:span text:style-name="T25">I.S.U. </text:span><text:span text:style-name="T18">ofrece un servicio muy requerido y necesario en estos tiempos y, ademas, lo hace en una zona donde no hay tanta competencia, se estima que cualquier persona que viva en la zona es un cliente potencial, sea por querer adquirir insumos, reparar equipos que posee, o de requerir de un cibercafé.</text:span></text:p>
        </text:list-item>
        <text:list-item>
          <text:p text:style-name="P21"><text:span text:style-name="T25">Competidores:</text:span><text:span text:style-name="T18"> En lo que a la venta de insumos refiere, se puede </text:span><text:soft-page-break/><text:span text:style-name="T18">encontrar a nivel nacional empresas de mas renombre y que pueden ofrecer mejores precios, entre estas encontramos: Banifox, HardPC, PCM, Thot Computación, La Oferta Irresistible. En lo que a servicio de reparación y cibercafé respecta, cualquier local instalado en la misma zona es un competidor directo.</text:span></text:p>
        </text:list-item>
      </text:list>
      <text:p text:style-name="P22"><text:span text:style-name="T18"/></text:p>
      <text:p text:style-name="P22"><text:span text:style-name="T18"><text:tab/>Por otro lado se encuentra el desarrollo de software. En este se encuentra un cambio radical en prácticamente todos los puntos tratados de los otros servicios que la empresa brinda. Esto se debe a que se puede desarrollar software para una compañía que se encuentre en la misma zona en la que la empresa se encuentra instalada, o también se puede desarrollar software para una compañía que se encuentra en cualquier parte del mundo.</text:span></text:p>
      <text:p text:style-name="P22"><text:span text:style-name="T18"/></text:p>
      <text:p text:style-name="P23"><text:span text:style-name="T18"><text:tab/>Uruguay es un país que posee una alta exportación de software, y también un alto desarrollo de software para utilización en el país. </text:span><text:span text:style-name="T22">H</text:span><text:span text:style-name="T18">ay en existencia diversas formas de ser </text:span><text:span text:style-name="T22">la empresa que desarrolla </text:span><text:span text:style-name="T18">un programa, por un lado </text:span><text:span text:style-name="T22">la empresa</text:span><text:span text:style-name="T18"> puede </text:span><text:span text:style-name="T22">ser contactada</text:span><text:span text:style-name="T18"> directamente y </text:span><text:span text:style-name="T22">recibir un </text:span><text:span text:style-name="T18">encargo; por otro lado </text:span><text:span text:style-name="T22">la empresa puede crear el</text:span><text:span text:style-name="T18"> programa y decide venderlo</text:span><text:span text:style-name="T22">, distribuirlo, prestarlo, etc</text:span><text:span text:style-name="T18">,; o también </text:span><text:span text:style-name="T22">la empresa puede ser contratada como mano de obra mas barata por parte de otras empresas para llevar a cabo peticiones que se realizaron a la empresa que contrata.</text:span></text:p>
      <text:p text:style-name="P23"><text:span text:style-name="T22"/></text:p>
      <text:p text:style-name="P23"><text:span text:style-name="T22"><text:tab/>Dada todas estas variables anteriormente planteadas la situación puede cambiar de cliente a cliente o de programa a programa. De todas formas a continuación se planteara un análisis de las distintas características de la empresa en lo que a desarrollar software se refiere.</text:span></text:p>
      <text:list xml:id="list5690649903466373783" text:style-name="L4">
        <text:list-header>
          <text:p text:style-name="P24"><text:span text:style-name="T22"/></text:p>
        </text:list-header>
        <text:list-item>
          <text:p text:style-name="P15"><text:span text:style-name="T18">Alcance: </text:span><text:span text:style-name="T26">Como anteriormente el alcance en esta área puede ir desde desarrollar software para una empresa que se encuentra </text:span><text:soft-page-break/><text:span text:style-name="T26">situada físicamente al lado, hasta desarrollar software para una empresa que se encuentra en cualquier parte del mundo. Pero, en el caso particular del sistema SIGAT (Sistema Informático de Gestión y Administración de Tambos) que la empresa esta desarrollando se puede hablar de un alcance nacional (clientes ubicados en Uruguay) dada la necesidad de este tipo de sistemas que hay en el país, aunque también el alcance se puede extender a regional de ser el sistema bien recibido y valorado, y teniendo en cuenta que este tiene soporte para tres </text:span><text:span text:style-name="T27">idiomas</text:span><text:span text:style-name="T26">: Español, inglés y portug</text:span><text:span text:style-name="T27">é</text:span><text:span text:style-name="T26">s, esto puede ayudar a aumentar el alcance de dicho sistema. </text:span></text:p>
        </text:list-item>
        <text:list-item>
          <text:p text:style-name="P16"><text:span text:style-name="T18">Tamaño: </text:span><text:span text:style-name="T26">El mercado de desarrollo de software es uno de los mas grandes en el mundo, este se encuentra en constante crecimiento y siempre hay clientes que precisan de programas hechos a medida. En Uruguay la situación no es diferente, es un mercado que brinda muchas posibilidades, posee muchos clientes y requiere mucha mano de obra capacitada (bien remunerada).</text:span></text:p>
        </text:list-item>
        <text:list-item>
          <text:p text:style-name="P16"><text:span text:style-name="T18">Potencial: </text:span><text:span text:style-name="T26">Este servicio presenta un potencial superior a los otros que la empresa brinda. Dado que posee un alcance que va desde lo nacional/regional a mundial, que es un mercado de los mas grandes y mejores pagos en el mundo, el potencial es elevado, tanto en clientes potenciales, cantidad de ventas, cantidad de encargos, etc.</text:span></text:p>
        </text:list-item>
        <text:list-item>
          <text:p text:style-name="P16"><text:span text:style-name="T18">Volumen de venta: </text:span><text:span text:style-name="T26">El volumen de venta varia según el software que se desarrollo, el porqué se desarrollo (si fue un encargo podría potencialmente haber un acuerdo de exclusividad con el cliente que lo encargo), entre otras cosas. En lo que al sistema SIGAT respecta, el sistema se ha creado con la idea de satisfacer las necesidades de un cliente que cuente con una cooperativa y </text:span><text:soft-page-break/><text:span text:style-name="T26">tres tambos.</text:span></text:p>
        </text:list-item>
        <text:list-item>
          <text:p text:style-name="P16"><text:span text:style-name="T18">Clientes potenciales: </text:span><text:span text:style-name="T26">Dado que la empresa se encarga al desarrollo de software cualquier persona que requiera de un programa es un cliente potencial. En lo que al sistema SIGAT respecta, cualquier dueño o administrador de uno o mas tambos en la región es un cliente potencial.</text:span></text:p>
        </text:list-item>
        <text:list-item>
          <text:p text:style-name="P16"><text:span text:style-name="T18">Competidores: </text:span><text:span text:style-name="T26">Cualquier empresa (nacional, regional o mundial) que desarrolle software es un competidor directo de </text:span><text:span text:style-name="T18">I.S.U.</text:span><text:span text:style-name="T26">, en estos casos dependerá la imagen que la empresa tenga, el costo que establezca, los tiempos de producción que brinde, entre otras cosas. En lo que al sistema SIGAT respecta, no se encuentra mucha competencia actualmente en lo que a un sistema como ese refiere, dado que en Uruguay es muy requerido un sistema informático que permita y facilite la gestión y administración de tambos, y no hay mucha oferta de est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loext:graphic-properties draw:fill="none" draw:fill-color="#ffffff"/>
      <style:text-properties style:font-name="Arial1"/>
    </style:style>
    <style:style style:name="MP2" style:family="paragraph">
      <style:paragraph-properties fo:text-align="end"/>
    </style:style>
    <style:style style:name="MP3" style:family="paragraph">
      <loext:graphic-properties draw:fill="none" draw:fill-color="#ffffff"/>
      <style:paragraph-properties fo:text-align="end"/>
      <style:text-properties style:font-name="Arial1"/>
    </style:style>
    <style:style style:name="MP4" style:family="paragraph" style:parent-style-name="Footer">
      <style:paragraph-properties fo:text-align="end" style:justify-single-word="false"/>
      <style:text-properties officeooo:rsid="00000f0c" officeooo:paragraph-rsid="00000f0c"/>
    </style:style>
    <style:style style:name="MT1" style:family="text">
      <style:text-properties style:font-name="Arial1"/>
    </style:style>
    <style:style style:name="M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1.1811in" fo:margin-bottom="0.9839in" fo:margin-left="1.1811in" fo:margin-right="1.1811in" style:shadow="none"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5508in" fo:margin-left="0in" fo:margin-right="0in" fo:margin-bottom="0.0783in" style:dynamic-spacing="false"/>
      </style:header-style>
      <style:footer-style>
        <style:header-footer-properties fo:min-height="0.5709in" fo:margin-left="0in" fo:margin-right="0in" fo:margin-top="0.0783in" style:dynamic-spacing="false"/>
      </style:footer-style>
    </style:page-layout>
  </office:automatic-styles>
  <office:master-styles>
    <style:master-page style:name="Standard" style:page-layout-name="Mpm1">
      <style:header>
        <text:p text:style-name="Header"><draw:frame draw:style-name="Mfr1" draw:name="Imagen2" text:anchor-type="paragraph" svg:y="-0.2602in" svg:width="1.3665in" svg:height="0.7575in" draw:z-index="35"><draw:image xlink:href="Pictures/10000000000001E00000010A4F38A8CC1626D2FB.jpg" xlink:type="simple" xlink:show="embed" xlink:actuate="onLoad"/></draw:frame><draw:frame text:anchor-type="paragraph" draw:z-index="5" draw:style-name="Mgr1" draw:text-style-name="MP1" svg:width="1.4587in" svg:height="0.4689in" svg:x="-0.0055in" svg:y="-0.0035in"><draw:text-box><text:p><text:span text:style-name="MT1">Insumos y Soporte al Usuario</text:span></text:p></draw:text-box></draw:frame><draw:frame text:anchor-type="paragraph" draw:z-index="11" draw:style-name="Mgr2" draw:text-style-name="MP3" svg:width="1.0315in" svg:height="0.3843in" svg:x="4.8693in" svg:y="0.111in"><draw:text-box><text:p text:style-name="MP2"><text:span text:style-name="MT1">Octubre 2016</text:span></text:p></draw:text-box></draw:frame></text:p>
      </style:header>
      <style:footer>
        <text:p text:style-name="Footer"><draw:frame text:anchor-type="paragraph" draw:z-index="17" draw:style-name="Mgr3" draw:text-style-name="MP1" svg:width="0.813in" svg:height="0.2189in" svg:x="0.0256in" svg:y="0.1902in"><draw:text-box><text:p><text:span text:style-name="MT1">S.I.G.A.T.</text:span></text:p></draw:text-box></draw:frame><draw:frame text:anchor-type="paragraph" draw:z-index="23" draw:style-name="Mgr4" draw:text-style-name="MP1" svg:width="0.813in" svg:height="0.1925in" svg:x="2.5673in" svg:y="0.2008in"><draw:text-box><text:p><text:span text:style-name="MT1">ITI-CETP</text:span></text:p></draw:text-box></draw:frame><draw:frame text:anchor-type="paragraph" draw:z-index="29" draw:style-name="Mgr4" draw:text-style-name="MP3" svg:width="0.5421in" svg:height="0.1925in" svg:x="5.3693in" svg:y="0.1902in"><draw:text-box><text:p text:style-name="MP2"><text:span text:style-name="MT1">3ro BB</text:span></text:p></draw:text-box></draw:frame></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3T03:39:48.886293993</meta:creation-date>
    <dc:title>proyecto5</dc:title>
    <meta:editing-duration>PT30M35S</meta:editing-duration>
    <meta:editing-cycles>6</meta:editing-cycles>
    <meta:generator>LibreOffice/5.1.4.2$Linux_X86_64 LibreOffice_project/10m0$Build-2</meta:generator>
    <dc:date>2016-10-03T06:28:43.196418230</dc:date>
    <meta:document-statistic meta:table-count="0" meta:image-count="1" meta:object-count="0" meta:page-count="6" meta:paragraph-count="40" meta:word-count="1371" meta:character-count="8253" meta:non-whitespace-character-count="6936"/>
    <meta:template xlink:type="simple" xlink:actuate="onRequest" xlink:title="proyecto5" xlink:href="../../../.config/libreoffice/4/user/template/proyecto5.ott" meta:date="2016-10-03T03:39:48.402885890"/>
  </office:meta>
</office:document-meta>
</file>